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horizontal-align="center" draw:textarea-vertical-align="middle"/>
    </style:style>
    <style:style style:name="gr2" style:family="graphic" style:parent-style-name="objectwithoutfill">
      <style:graphic-properties svg:stroke-color="#0000ff"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svg:stroke-color="#c0c0c0" draw:fill="none" draw:textarea-horizontal-align="center" draw:textarea-vertical-align="middle"/>
    </style:style>
    <style:style style:name="gr7" style:family="graphic" style:parent-style-name="standard">
      <style:graphic-properties svg:stroke-color="#c0c0c0" svg:stroke-linecap="roun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standard">
      <style:graphic-properties svg:stroke-color="#000000" svg:stroke-linecap="round" draw:textarea-horizontal-align="center" draw:textarea-vertical-align="middle"/>
    </style:style>
    <style:style style:name="gr10" style:family="graphic" style:parent-style-name="standard">
      <style:graphic-properties svg:stroke-color="#ff0000" draw:fill="none" draw:textarea-horizontal-align="center" draw:textarea-vertical-align="middle"/>
    </style:style>
    <style:style style:name="gr11" style:family="graphic" style:parent-style-name="standard">
      <style:graphic-properties svg:stroke-color="#ff0000" svg:stroke-linecap="round" draw:textarea-horizontal-align="center" draw:textarea-vertical-align="middle"/>
    </style:style>
    <style:style style:name="gr12" style:family="graphic" style:parent-style-name="standard">
      <style:graphic-properties svg:stroke-color="#0000ff" draw:fill="none" draw:textarea-horizontal-align="center" draw:textarea-vertical-align="middle"/>
    </style:style>
    <style:style style:name="gr13" style:family="graphic" style:parent-style-name="standard">
      <style:graphic-properties svg:stroke-color="#0000ff" svg:stroke-linecap="round" draw:textarea-horizontal-align="center" draw:textarea-vertical-align="middle"/>
    </style:style>
    <style:style style:name="gr14" style:family="graphic" style:parent-style-name="objectwithoutfill">
      <style:graphic-properties draw:stroke="dash" draw:stroke-dash="Ultrafine_20_Dashed" svg:stroke-color="#ff0000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Ultrafine_20_Dashed" svg:stroke-color="#ff0000" draw:marker-end="Arrow_20_concave" draw:marker-end-width="0.2cm" draw:fill="none" draw:textarea-horizontal-align="center" draw:textarea-vertical-align="middle"/>
    </style:style>
    <style:style style:name="gr16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Ultrafine_20_Dashed" svg:stroke-color="#0000ff" draw:marker-end="Arrow_20_concave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49cm" svg:y1="0.75cm" svg:x2="2.249cm" svg:y2="1.25cm">
          <text:p/>
        </draw:line>
        <draw:line draw:style-name="gr1" draw:text-style-name="P1" draw:layer="layout" svg:x1="0.75cm" svg:y1="3cm" svg:x2="0.75cm" svg:y2="3.5cm">
          <text:p/>
        </draw:line>
        <draw:line draw:style-name="gr2" draw:text-style-name="P1" draw:layer="layout" svg:x1="2.25cm" svg:y1="5.25cm" svg:x2="2.25cm" svg:y2="5.75cm">
          <text:p/>
        </draw:line>
        <draw:line draw:style-name="gr3" draw:text-style-name="P1" draw:layer="layout" svg:x1="3cm" svg:y1="3.005cm" svg:x2="3cm" svg:y2="3.505cm">
          <text:p/>
        </draw:line>
        <draw:line draw:style-name="gr1" draw:text-style-name="P1" draw:layer="layout" svg:x1="0.75cm" svg:y1="3.25cm" svg:x2="1.5cm" svg:y2="3.25cm">
          <text:p/>
        </draw:line>
        <draw:line draw:style-name="gr2" draw:text-style-name="P1" draw:layer="layout" svg:x1="3cm" svg:y1="3.25cm" svg:x2="3.75cm" svg:y2="3.25cm">
          <text:p/>
        </draw:line>
        <draw:polyline draw:style-name="gr2" draw:text-style-name="P1" draw:layer="layout" svg:width="0.249cm" svg:height="2.999cm" draw:transform="rotate (-1.57079632679579) translate (3.75cm 4.99999999999555cm)" svg:viewBox="0 0 250 3000" draw:points="0,3000 250,3000 250,0 0,0">
          <text:p/>
        </draw:polyline>
        <draw:polyline draw:style-name="gr1" draw:text-style-name="P1" draw:layer="layout" svg:width="0.249cm" svg:height="2.999cm" draw:transform="rotate (-1.57079632679579) translate (3.75cm 1.24999999999822cm)" svg:viewBox="0 0 250 3000" draw:points="250,3000 0,3000 0,0 250,0">
          <text:p/>
        </draw:polyline>
        <draw:line draw:style-name="gr2" draw:text-style-name="P1" draw:layer="layout" svg:x1="3.75cm" svg:y1="3cm" svg:x2="3.75cm" svg:y2="3.5cm">
          <text:p/>
        </draw:line>
        <draw:g>
          <draw:frame draw:style-name="gr4" draw:text-style-name="P2" draw:layer="layout" svg:width="0.5cm" svg:height="0.75cm" draw:transform="rotate (1.5707963267946) translate (1.25cm 3.5cm)">
            <draw:text-box>
              <text:p text:style-name="P1"><text:span text:style-name="T1">+</text:span></text:p>
            </draw:text-box>
          </draw:frame>
          <draw:frame draw:style-name="gr4" draw:text-style-name="P3" draw:layer="layout" svg:width="0.5cm" svg:height="0.75cm" draw:transform="rotate (1.5707963267946) translate (2.5cm 3.5cm)">
            <draw:text-box>
              <text:p text:style-name="P1"><text:span text:style-name="T2">-</text:span></text:p>
            </draw:text-box>
          </draw:frame>
          <draw:g>
            <draw:ellipse draw:style-name="gr5" draw:text-style-name="P1" draw:layer="layout" svg:width="1.001cm" svg:height="1cm" draw:transform="skewX (-0.00296705972838981) rotate (1.5987215948265) translate (1.764cm 3.766cm)">
              <text:p/>
            </draw:ellipse>
            <draw:polyline draw:style-name="gr3" draw:text-style-name="P1" draw:layer="layout" svg:width="0.299cm" svg:height="0.499cm" svg:x="2.7cm" svg:y="3cm" svg:viewBox="0 0 300 500" draw:points="0,500 300,500 300,0 0,0">
              <text:p/>
            </draw:polyline>
            <draw:polyline draw:style-name="gr3" draw:text-style-name="P1" draw:layer="layout" svg:width="-0.299cm" svg:height="-0.499cm" svg:x="1.8cm" svg:y="3.5cm" svg:viewBox="0 0 -300 -500" draw:points="0,0 300,0 300,500 0,500">
              <text:p/>
            </draw:polyline>
          </draw:g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0.626cm 4.995cm)">
            <text:p/>
          </draw:circle>
          <draw:circle draw:style-name="gr6" draw:text-style-name="P1" draw:layer="layout" svg:width="0.25cm" svg:height="0.25cm" draw:transform="rotate (1.5707963267946) translate (0.626cm 3.752cm)">
            <text:p/>
          </draw:circle>
          <draw:line draw:style-name="gr7" draw:text-style-name="P1" draw:layer="layout" svg:x1="0.751cm" svg:y1="4.75cm" svg:x2="0.251cm" svg:y2="3.75cm">
            <text:p/>
          </draw:line>
        </draw:g>
        <draw:g>
          <draw:frame draw:style-name="gr8" draw:text-style-name="P4" draw:layer="layout" svg:width="1cm" svg:height="0.5cm" svg:x="1.75cm" svg:y="0.247cm">
            <draw:text-box>
              <text:p><text:span text:style-name="T3">Vcc</text:span></text:p>
            </draw:text-box>
          </draw:frame>
          <draw:line draw:style-name="gr9" draw:text-style-name="P1" draw:layer="layout" svg:x1="1.75cm" svg:y1="0.747cm" svg:x2="2.75cm" svg:y2="0.747cm">
            <text:p/>
          </draw:line>
        </draw:g>
        <draw:g>
          <draw:line draw:style-name="gr9" draw:text-style-name="P1" draw:layer="layout" svg:x1="1.75cm" svg:y1="5.75cm" svg:x2="2.75cm" svg:y2="5.75cm">
            <text:p/>
          </draw:line>
          <draw:line draw:style-name="gr9" draw:text-style-name="P1" draw:layer="layout" svg:x1="2cm" svg:y1="6cm" svg:x2="2.5cm" svg:y2="6cm">
            <text:p/>
          </draw:line>
          <draw:line draw:style-name="gr9" draw:text-style-name="P1" draw:layer="layout" svg:x1="2.13cm" svg:y1="6.25cm" svg:x2="2.38cm" svg:y2="6.2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10" draw:text-style-name="P1" draw:layer="layout" svg:width="0.25cm" svg:height="0.25cm" draw:transform="rotate (1.5707963267946) translate (0.625cm 2.993cm)">
            <text:p/>
          </draw:circle>
          <draw:circle draw:style-name="gr10" draw:text-style-name="P1" draw:layer="layout" svg:width="0.25cm" svg:height="0.25cm" draw:transform="rotate (1.5707963267946) translate (0.625cm 1.75cm)">
            <text:p/>
          </draw:circle>
          <draw:line draw:style-name="gr11" draw:text-style-name="P1" draw:layer="layout" svg:x1="0.75cm" svg:y1="2.748cm" svg:x2="0.75cm" svg:y2="1.7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12" draw:text-style-name="P1" draw:layer="layout" svg:width="0.25cm" svg:height="0.25cm" draw:transform="rotate (1.5707963267946) translate (3.625cm 5cm)">
            <text:p/>
          </draw:circle>
          <draw:circle draw:style-name="gr12" draw:text-style-name="P1" draw:layer="layout" svg:width="0.25cm" svg:height="0.25cm" draw:transform="rotate (1.5707963267946) translate (3.625cm 3.757cm)">
            <text:p/>
          </draw:circle>
          <draw:line draw:style-name="gr13" draw:text-style-name="P1" draw:layer="layout" svg:x1="3.75cm" svg:y1="4.75cm" svg:x2="3.75cm" svg:y2="3.7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3.625cm 2.993cm)">
            <text:p/>
          </draw:circle>
          <draw:circle draw:style-name="gr6" draw:text-style-name="P1" draw:layer="layout" svg:width="0.25cm" svg:height="0.25cm" draw:transform="rotate (1.5707963267946) translate (3.625cm 1.75cm)">
            <text:p/>
          </draw:circle>
          <draw:line draw:style-name="gr7" draw:text-style-name="P1" draw:layer="layout" svg:x1="3.75cm" svg:y1="2.748cm" svg:x2="3.25cm" svg:y2="1.748cm">
            <text:p/>
          </draw:line>
        </draw:g>
        <draw:line draw:style-name="gr14" draw:text-style-name="P1" draw:layer="layout" svg:x1="1cm" svg:y1="1.5cm" svg:x2="1cm" svg:y2="2.5cm">
          <text:p/>
        </draw:line>
        <draw:path draw:style-name="gr14" draw:text-style-name="P1" draw:layer="layout" svg:width="0.249cm" svg:height="0.249cm" draw:transform="rotate (-1.5707963267946) translate (1.24999999999963cm 2.49999999999963cm)" svg:viewBox="0 0 250 250" svg:d="m0 250c250 0 250-250 250-250">
          <text:p/>
        </draw:path>
        <draw:line draw:style-name="gr15" draw:text-style-name="P1" draw:layer="layout" svg:x1="1.25cm" svg:y1="2.75cm" svg:x2="1.75cm" svg:y2="2.75cm">
          <text:p/>
        </draw:line>
        <draw:line draw:style-name="gr16" draw:text-style-name="P1" draw:layer="layout" svg:x1="2.75cm" svg:y1="3.75cm" svg:x2="3.25cm" svg:y2="3.75cm">
          <text:p/>
        </draw:line>
        <draw:path draw:style-name="gr16" draw:text-style-name="P1" draw:layer="layout" svg:width="0.249cm" svg:height="0.249cm" draw:transform="rotate (1.5707963267946) translate (3.25000000000022cm 4.00000000000022cm)" svg:viewBox="0 0 250 250" svg:d="m0 250c250 0 250-250 250-250">
          <text:p/>
        </draw:path>
        <draw:line draw:style-name="gr17" draw:text-style-name="P1" draw:layer="layout" svg:x1="3.5cm" svg:y1="4cm" svg:x2="3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37:08.17</dc:date>
    <meta:editing-duration>PT3H19M4S</meta:editing-duration>
    <meta:editing-cycles>131</meta:editing-cycles>
    <meta:document-statistic meta:object-count="45"/>
  </office:meta>
</office:document-meta>
</file>